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E0000008246C07896519742DB.png" manifest:media-type="image/png"/>
  <manifest:file-entry manifest:full-path="Pictures/10000201000000F40000004EB5EF628392973FEE.png" manifest:media-type="image/png"/>
  <manifest:file-entry manifest:full-path="Pictures/1000020100000086000000AF87676FE52EBC2D55.png" manifest:media-type="image/png"/>
  <manifest:file-entry manifest:full-path="Pictures/10000201000000EB0000007E3FC91DC1F3417FAA.png" manifest:media-type="image/png"/>
  <manifest:file-entry manifest:full-path="Pictures/10000201000000C80000010735E2602CFC281BC0.png" manifest:media-type="image/png"/>
  <manifest:file-entry manifest:full-path="Pictures/10000000000009AF00000DB40972B38B96025BC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2cm" fo:margin-right="-2cm" fo:text-indent="0cm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cm" svg:y="6.167cm" svg:width="1.215cm" svg:height="1.598cm" draw:z-index="1"><draw:image xlink:href="Pictures/10000201000000C80000010735E2602CFC281BC0.png" xlink:type="simple" xlink:show="embed" xlink:actuate="onLoad" loext:mime-type="image/png"/></draw:frame><draw:frame draw:style-name="fr2" draw:name="Image1" text:anchor-type="paragraph" svg:width="20.99cm" svg:height="29.7cm" draw:z-index="0"><draw:image xlink:href="Pictures/10000000000009AF00000DB40972B38B96025BCB.jpg" xlink:type="simple" xlink:show="embed" xlink:actuate="onLoad" loext:mime-type="image/jpeg"/></draw:frame><draw:frame draw:style-name="fr1" draw:name="Image3" text:anchor-type="paragraph" svg:x="0.005cm" svg:y="12.517cm" svg:width="1.025cm" svg:height="1.348cm" draw:z-index="2"><draw:image xlink:href="Pictures/10000201000000C80000010735E2602CFC281BC0.png" xlink:type="simple" xlink:show="embed" xlink:actuate="onLoad" loext:mime-type="image/png"/></draw:frame><draw:frame draw:style-name="fr1" draw:name="Image4" text:anchor-type="paragraph" svg:x="0.005cm" svg:y="13.862cm" svg:width="1.025cm" svg:height="1.348cm" draw:z-index="3"><draw:image xlink:href="Pictures/10000201000000C80000010735E2602CFC281BC0.png" xlink:type="simple" xlink:show="embed" xlink:actuate="onLoad" loext:mime-type="image/png"/></draw:frame><draw:frame draw:style-name="fr1" draw:name="Image5" text:anchor-type="paragraph" svg:x="0.005cm" svg:y="15.083cm" svg:width="1.025cm" svg:height="1.348cm" draw:z-index="4"><draw:image xlink:href="Pictures/10000201000000C80000010735E2602CFC281BC0.png" xlink:type="simple" xlink:show="embed" xlink:actuate="onLoad" loext:mime-type="image/png"/></draw:frame><draw:frame draw:style-name="fr1" draw:name="Image6" text:anchor-type="paragraph" svg:x="0.005cm" svg:y="16.429cm" svg:width="1.025cm" svg:height="1.348cm" draw:z-index="5"><draw:image xlink:href="Pictures/10000201000000C80000010735E2602CFC281BC0.png" xlink:type="simple" xlink:show="embed" xlink:actuate="onLoad" loext:mime-type="image/png"/></draw:frame><draw:frame draw:style-name="fr1" draw:name="Image7" text:anchor-type="paragraph" svg:x="0.005cm" svg:y="18.179cm" svg:width="1.025cm" svg:height="1.348cm" draw:z-index="6"><draw:image xlink:href="Pictures/10000201000000C80000010735E2602CFC281BC0.png" xlink:type="simple" xlink:show="embed" xlink:actuate="onLoad" loext:mime-type="image/png"/></draw:frame><draw:frame draw:style-name="fr3" draw:name="Image8" text:anchor-type="paragraph" svg:x="8.313cm" svg:y="10.567cm" svg:width="3.926cm" svg:height="1.025cm" draw:z-index="7"><draw:image xlink:href="Pictures/10000201000000F40000004EB5EF628392973FEE.png" xlink:type="simple" xlink:show="embed" xlink:actuate="onLoad" loext:mime-type="image/png"/></draw:frame><draw:frame draw:style-name="fr3" draw:name="Image9" text:anchor-type="paragraph" svg:x="8.297cm" svg:y="20.77cm" svg:width="3.316cm" svg:height="1.778cm" draw:z-index="8"><draw:image xlink:href="Pictures/10000201000000EB0000007E3FC91DC1F3417FAA.png" xlink:type="simple" xlink:show="embed" xlink:actuate="onLoad" loext:mime-type="image/png"/></draw:frame><draw:frame draw:style-name="fr3" draw:name="Image10" text:anchor-type="paragraph" svg:x="5.103cm" svg:y="10.769cm" svg:width="2.648cm" svg:height="0.903cm" draw:z-index="9"><draw:image xlink:href="Pictures/100002010000015E0000008246C07896519742DB.png" xlink:type="simple" xlink:show="embed" xlink:actuate="onLoad" loext:mime-type="image/png"/></draw:frame><draw:frame draw:style-name="fr3" draw:name="Image11" text:anchor-type="paragraph" svg:x="0.005cm" svg:y="19.632cm" svg:width="1.178cm" svg:height="1.538cm" draw:z-index="10"><draw:image xlink:href="Pictures/1000020100000086000000AF87676FE52EBC2D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3:51:40.023704469</meta:creation-date>
    <dc:date>2019-10-15T00:25:29.551491455</dc:date>
    <meta:editing-duration>PT13M15S</meta:editing-duration>
    <meta:editing-cycles>1</meta:editing-cycles>
    <meta:document-statistic meta:table-count="0" meta:image-count="1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